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8_2b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Leon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24, 1895</text:p>
      <text:p text:style-name="P5">Month<text:tab/><text:tab/><text:tab/><text:tab/><text:tab/><text:tab/>July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Kansas City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M. K. Weil,/</text:p>
      <text:p text:style-name="P2">GOLDEN RULE CLOTHING HOUSE,/</text:p>
      <text:p text:style-name="P2">927 AND 929 MAIN STREET./</text:p>
      <text:p text:style-name="P3">Kansas City, Mo., July 24th 1895/</text:p>
      <text:p text:style-name="P2">Dear Father!-/</text:p>
      <text:p text:style-name="P2"><text:tab/>I regret that/ I have been unable to find/ a situation of any kind./</text:p>
      <text:p text:style-name="P2"><text:tab/>Still tho'/ my fares board etc have cost/ me $25<text:span text:style-name="T2">00</text:span><text:span text:style-name="T3"> I don't regret it/ for I have seen my former em-/ployers and have made a/ good impression as they have/ seen that I have braced up/</text:span></text:p>
      <text:p text:style-name="P2"><text:span text:style-name="T3"><text:tab/>I wrote to Mr Roth-/schild and received an answer/ this morning, he tells me I/ can come back to </text:span><text:span text:style-name="T2">Osborne</text:span><text:span text:style-name="T3">/ at a </text:span><text:span text:style-name="T2">very small</text:span><text:span text:style-name="T3"> salary till/ fall./</text:span></text:p>
      <text:p text:style-name="P2"><text:span text:style-name="T3"><text:tab/>Now I will have to ask/ you for $15</text:span><text:span text:style-name="T2">00</text:span><text:span text:style-name="T3"> to go back on/</text:span></text:p>
      <text:p text:style-name="P2"><text:span text:style-name="T3"/></text:p>
      <text:p text:style-name="P2"><text:span text:style-name="T3">[Page 2]</text:span></text:p>
      <text:p text:style-name="P2"><text:soft-page-break/><text:span text:style-name="T3">as I have used all my money/ I'll send you a due bill and/ interest same as before./</text:span></text:p>
      <text:p text:style-name="P2"><text:span text:style-name="T3"><text:tab/>I hope and pray/ that next fall when my salary/ will warrant it I can send/ you some money on these notes/ etc./ send c[/ inserted by author]o M. K Weil/ 927 Main St/ KC. Mo./ With love/ in haste/ Leon--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3T12:07:26.07</meta:creation-date>
    <meta:document-statistic meta:table-count="0" meta:image-count="0" meta:object-count="0" meta:page-count="3" meta:paragraph-count="73" meta:word-count="339" meta:character-count="2121"/>
    <dc:date>2012-01-03T12:14:41.56</dc:date>
    <dc:creator>Penn Libraries</dc:creator>
    <meta:editing-duration>PT00H07M15S</meta:editing-duration>
    <meta:editing-cycles>1</meta:editing-cycles>
    <meta:generator>OpenOffice.org/3.2$Win32 OpenOffice.org_project/320m12$Build-9483</meta:generator>
  </office:meta>
</office:document-meta>
</file>